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AD000001FBC51A6FD0A.svm"/>
  <manifest:file-entry manifest:media-type="" manifest:full-path="Pictures/20000007000028350000260A696FF71E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rtual Circuit:</text:p>
      <text:p text:style-name="P6">logische Verbindung wischen 2 Knoten;</text:p>
      <text:p text:style-name="P6"><text:tab/>-dynamisch/</text:p>
      <text:p text:style-name="P6"><text:tab/>-statisch</text:p>
      <text:p text:style-name="P6">VC-Nummer in Header von Paket -&gt; Möglichkeit des Pakete den gleichen Weg nehmen Lassens</text:p>
      <text:p text:style-name="P6"/>
      <text:p text:style-name="P6">vs.</text:p>
      <text:p text:style-name="P6"/>
      <text:p text:style-name="P6">Datagramm-Vermittlung:</text:p>
      <text:p text:style-name="P3"/>
      <text:p text:style-name="P3">IP Internet Protocol:</text:p>
      <text:p text:style-name="P3"/>
      <text:p text:style-name="Standard"><text:span text:style-name="T1">Adressen:</text:span><text:line-break/>Ipv4 -&gt; 32Bit</text:p>
      <text:p text:style-name="Standard">4 bytes in Dezimal hintereinander z.B. 192.14.17.231.</text:p>
      <text:p text:style-name="Standard"/>
      <text:p text:style-name="Standard">Klasse * adressen: </text:p>
      <text:p text:style-name="Standard">A: 0 Netzwerk ID (7 bit) Host ID (24 Bit)</text:p>
      <text:p text:style-name="Standard">B: 10 Netzwerk(14bit) Host (16)</text:p>
      <text:p text:style-name="Standard">C: 110Netz(21)Hist(8)</text:p>
      <text:p text:style-name="Standard"/>
      <text:p text:style-name="Standard">Host ID = 111111.. -&gt; Broadcast<text:line-break/>Host ID = 0000000... -&gt; Netzwerk Adressierung</text:p>
      <text:p text:style-name="Standard"/>
      <text:p text:style-name="Standard">127.0.0.1 -&gt; man selber</text:p>
      <text:p text:style-name="Standard">Nur lokal:</text:p>
      <text:p text:style-name="Standard">A: 10.0.0.0 – 255-255-255</text:p>
      <text:p text:style-name="Standard">B: 172.16.0.0 – 172.31.255.255</text:p>
      <text:p text:style-name="Standard">C: 192.168.0.0 – 192,168.255.255</text:p>
      <text:p text:style-name="Standard"/>
      <text:p text:style-name="Standard">Netzwerk ID kann logisch für Subnetz Ids verlängert werden um Standort festzulegen</text:p>
      <text:p text:style-name="Standard"/>
      <text:p text:style-name="Standard">Netzmaske mit 1en wo Netzwerk Bits sind und 0en wo Host Bits sind -&gt; logisches UND -&gt; Netzwerk Bits u. Logisches Negieren -&gt; Host ID</text:p>
      <text:p text:style-name="Standard"/>
      <text:p text:style-name="P1">Übertragung:</text:p>
      <text:p text:style-name="P2">DataGramm: PDUs einzeln auf verschiedenem Weg ohne Zusicherung der Reihenfolge</text:p>
      <text:p text:style-name="P2">Keine Bestätigung: auf der IP wird keine PDU bestätigt<text:line-break/>(Fast) keine Prüfsummen: Nur ein kleiner Teil der IP-PDU</text:p>
      <text:p text:style-name="P2"/>
      <text:p text:style-name="P1">Paketaufbau:</text:p>
      <text:p text:style-name="P2">Version: 4/6<text:tab/>IHL: Internet Header Length, in vielfachen von 4bit <text:s/><text:tab/>Type of Service: Qualität</text:p>
      <text:p text:style-name="Standard"><text:tab/><text:tab/><text:tab/><text:tab/><text:tab/><text:tab/><text:tab/><text:tab/><text:tab/><text:tab/>(festgelegte Bits)</text:p>
      <text:p text:style-name="Standard">Paketlänge: 16 bit (meistens MTU = 1500byte) <text:tab/>MTU = Maximum Transmission Unit</text:p>
      <text:p text:style-name="Standard">Kennung: Jedes Pake Kennung mit 16bit<text:tab/>Flags: Entweder DF(DOnotFragment) MF (MoreData Bit)-&gt; nach Fragmentierung 1, wenn noch was kommt (+ ein extra Offset wo ein Paket im OriginalPaket begonnen würde)</text:p>
      <text:p text:style-name="Standard"/>
      <text:p text:style-name="Standard">TTL: Time To Live in Sekunden 8bit<text:tab/>Protocol: Nummern für Protokolle</text:p>
      <text:p text:style-name="Standard"/>
      <text:p text:style-name="Standard">Version;IHL;Service;PaketLänge;Kennung;Flags;FragmentOffset;TTL;Protokoll;Header-Checksumme;Quell-IP-Adresse;Ziel-IP-Adresse;Optionen/Füllbits;Datenbereich</text:p>
      <text:p text:style-name="P1"><text:soft-page-break/>VPN Virtual Private Network: <text:span text:style-name="T2">realisiert durch IP tunnel (zusätzlicher Header wird auf das Paket für das PN geschraubt um es von Knoten A des VPN zu Knoten B des VPN passieren zu lassen)</text:span></text:p>
      <text:p text:style-name="Standard"/>
      <text:p text:style-name="Standard"/>
      <text:p text:style-name="P1">TCP Transmission Control Protokoll:</text:p>
      <text:p text:style-name="Standard"/>
      <text:p text:style-name="Standard">Muss Probleme von IP korrigieren</text:p>
      <text:p text:style-name="Standard">Osi-Ebene 4 (Transport)</text:p>
      <text:p text:style-name="Standard">Nummerierung für Ports; Port = Schnittstelle zu einem Dienst/Applikation</text:p>
      <text:p text:style-name="Standard">Es gibt max. 2^16 Ports:<text:line-break/>1-255 TCP/IP Dienste</text:p>
      <text:p text:style-name="Standard">255-1023 Anwendungen bestimmte</text:p>
      <text:p text:style-name="Standard">1024-49151 Registriert (Für die Welt dynamisch)</text:p>
      <text:p text:style-name="Standard">49152-65535 Dynamisch</text:p>
      <text:p text:style-name="Standard"/>
      <text:p text:style-name="Standard">Adresse immer : IP-Adresse + Portnummer + Protokoll</text:p>
      <text:p text:style-name="Standard"><text:tab/><text:tab/> <text:s text:c="5"/>Netzwerk <text:s text:c="11"/>Anwendungen</text:p>
      <text:p text:style-name="Standard"/>
      <text:p text:style-name="P1">Paket:</text:p>
      <text:p text:style-name="P1"/>
      <text:p text:style-name="P2">Quell-Port; Ziel-Port; Sequenznummer; AcknowledgeNummer; Data Offset, 0, Flags, Windowgröße; Checksumme; UrgentPointer; Optionen/Füllbits; Daten</text:p>
      <text:p text:style-name="P2"/>
      <text:p text:style-name="Standard">Flags: was für ein Paket SYN -&gt; Aufbau; FIN -&gt; Abbau; ACK -&gt; Achnowledge; RST -&gt; Reset <text:tab/><text:tab/><text:tab/><text:tab/><text:tab/><text:tab/><text:tab/><text:tab/><text:tab/><text:tab/>(Kommunikation eingestellt)</text:p>
      <text:p text:style-name="Standard">Sequenznummer: Bei SYN zufällig generiert immer 1 hochgezählt und als</text:p>
      <text:p text:style-name="Standard">AcknowledgeNummer: zurückgeschickt</text:p>
      <text:p text:style-name="Standard"><draw:frame draw:style-name="fr1" draw:name="Grafik1" text:anchor-type="paragraph" svg:width="10.292cm" svg:height="9.738cm" draw:z-index="0"><draw:image xlink:href="Pictures/20000007000028350000260A696FF71E.svm" xlink:type="simple" xlink:show="embed" xlink:actuate="onLoad"/></draw:frame>WindowGröße: vom Sliding Window verfahren</text:p>
      <text:p text:style-name="Standard"/>
      <text:p text:style-name="P1">UDP User Datagram Protokol:</text:p>
      <text:p text:style-name="P2"/>
      <text:p text:style-name="P2">Wie nur IP mit Portnummer -&gt; Multiplexer</text:p>
      <text:p text:style-name="P2"><text:soft-page-break/></text:p>
      <text:p text:style-name="P2"/>
      <text:p text:style-name="P2"/>
      <text:p text:style-name="P2"/>
      <text:p text:style-name="P1">ICMP: Internet Control Message Protokol:</text:p>
      <text:p text:style-name="P1"/>
      <text:p text:style-name="P2">Type; Code; Checksumme; ISMP-Datenbereich</text:p>
      <text:p text:style-name="P2"/>
      <text:p text:style-name="P2">z.B. Bei ablaufen des TTL und bei Errors</text:p>
      <text:p text:style-name="P2"/>
      <text:p text:style-name="P2">Type: Nummer für was passiert is</text:p>
      <text:p text:style-name="P2"/>
      <text:p text:style-name="P1">ARP Adress Resolution Protokol:<text:line-break/></text:p>
      <text:p text:style-name="P2">Ethernet Adresse mit IP Adresse rausfinden.</text:p>
      <text:p text:style-name="P2">IP Adresse mit Netzmaske -&gt; ist Adresse in meinem Netzwerk</text:p>
      <text:p text:style-name="P2">Wenn ja, Broadcast und Richtiger antwortet</text:p>
      <text:p text:style-name="P2">Wenn nein, broadcast und Router antwortet und macht auch broadcast </text:p>
      <text:p text:style-name="P2"/>
      <text:p text:style-name="P1">DHCP Dynamic Host Configuration Protokol:<text:line-break/><text:line-break/><text:span text:style-name="T2">Um IP Adresse festzulegen: <text:tab/>Broadcast wer bin ich<text:line-break/><text:tab/><text:tab/><text:tab/><text:tab/>Broadcast: der bist du!</text:span></text:p>
      <text:p text:style-name="P2">Hauptserver 75% der adressen</text:p>
      <text:p text:style-name="P2">Nicht-Hauptserver 25% (z.B.)</text:p>
      <text:p text:style-name="P2">2t Broadcast zeigt für welche Adresse sich entschieden wurde.</text:p>
      <text:p text:style-name="P2"/>
      <text:p text:style-name="P2">Lease: ausleihen einer Adresse (bzw. Zuweisen) immer mit Zeitbeschränkung</text:p>
      <text:p text:style-name="P2"/>
      <text:p text:style-name="P1">NAT Network Adress Translation: 43:45</text:p>
      <text:p text:style-name="P1"/>
      <text:p text:style-name="P2">Router ersetzt Lokale Adressen mit seiner eigenen + Individuelle Ports um Endgeräte auseinanderzuhalten</text:p>
      <text:p text:style-name="P2"/>
      <text:p text:style-name="P1">DNS Domain Name Service</text:p>
      <text:p text:style-name="P1"/>
      <text:p text:style-name="P2">IP-Adresse into String</text:p>
      <text:p text:style-name="P2">Name der Station/des Services.SecondLevelDomain.Top-LevelDomain</text:p>
      <text:p text:style-name="P2">www<text:tab/><text:tab/><text:tab/><text:tab/> <text:s/>.<text:tab/>htw-berlin<text:tab/> <text:s/>. <text:tab/>de<text:line-break/><text:line-break/>Network Information Center – deNIC <text:a xlink:type="simple" xlink:href="http://www.nic.de/">www.nic.de</text:a></text:p>
      <text:p text:style-name="P2"/>
      <text:p text:style-name="P2">Anfrager fragt Resolver -&gt; fragt DNS-Server</text:p>
      <text:p text:style-name="P4"/>
      <text:p text:style-name="P4">nslookup, arp, netstat, ping, ipconfig</text:p>
      <text:p text:style-name="P4"/>
      <text:p text:style-name="P7">Spanning Tree Protokoll STP:<text:line-break/><text:span text:style-name="T2">Algorithmus, der aus dem Netz einen logisch zyklenfreien Graphen macht</text:span></text:p>
      <text:p text:style-name="P8"/>
      <text:p text:style-name="P8">Jeder Switch hat Kennung; Wurzel is S1, Für jedes LAN ist der Switch davon zuständig, welcher am nächsten zur Wurzel ist.; Bei gleicher Entfernung niedrigere Kennung</text:p>
      <text:p text:style-name="P8"/>
      <text:p text:style-name="P11"><text:soft-page-break/>BGPs Border Gateway Protocols</text:p>
      <text:p text:style-name="P11"><text:span text:style-name="T4"/></text:p>
      <text:p text:style-name="P11"><text:span text:style-name="T4">-Routing in der Praxis politisch über bestimmte Netze uns ISPs(Internet Service Providers)</text:span></text:p>
      <text:p text:style-name="P11"><text:span text:style-name="T4">-Ziel: 1. Erreichbarkeit ; 2. gute Route</text:span></text:p>
      <text:p text:style-name="P11"><text:span text:style-name="T4">-BR- Border Router mit einem Sprecher der sagt:</text:span></text:p>
      <text:p text:style-name="P11"><text:span text:style-name="T4"><text:tab/>-Welche AS erreichbar sind</text:span></text:p>
      <text:p text:style-name="P7"/>
      <text:p text:style-name="P7">Routing Information Protocol (RIP):<text:line-break/>-<text:span text:style-name="T2">Jeder Router hat eine Verbindungstabelle, in der steht, wo das Paket als nächstes hingeschickt werden kann um ein bestimmtes Ziel zu erreichen und mit welchen Kosten.</text:span></text:p>
      <text:p text:style-name="P8">-Anfangs sind nur die eigenen Direktverbindungen eingetragen</text:p>
      <text:p text:style-name="P8">-Nach RIPAustausch mit direkten Nachbarn wird Tabelle aufgefüllt</text:p>
      <text:p text:style-name="P8">-RIP Austäusche finden meist periodisch statt</text:p>
      <text:p text:style-name="P7"><draw:frame draw:style-name="fr2" draw:name="Grafik2" text:anchor-type="paragraph" svg:width="13.189cm" svg:height="7.117cm" draw:z-index="1"><draw:image xlink:href="Pictures/2000000700003AD000001FBC51A6FD0A.svm" xlink:type="simple" xlink:show="embed" xlink:actuate="onLoad"/></draw:frame>OSPF Open Shortest Path First Protocol:</text:p>
      <text:p text:style-name="P8">-Link state Routing</text:p>
      <text:p text:style-name="P8">Versendung von Link state Paketen an alle Router im Netzwerk</text:p>
      <text:p text:style-name="P8">-Berechnung der kürzesten Wege mit <text:span text:style-name="T3">Dijkstra-Algorithm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9M16S</meta:editing-duration>
    <meta:editing-cycles>67</meta:editing-cycles>
    <meta:generator>OpenOffice.org/3.4.1$Win32 OpenOffice.org_project/341m1$Build-9593</meta:generator>
    <dc:date>2013-10-09T16:33:19.26</dc:date>
    <meta:document-statistic meta:table-count="0" meta:image-count="2" meta:object-count="0" meta:page-count="4" meta:paragraph-count="88" meta:word-count="674" meta:character-count="4856"/>
    <meta:user-defined meta:name="Info 1"/>
    <meta:user-defined meta:name="Info 2"/>
    <meta:user-defined meta:name="Info 3"/>
    <meta:user-defined meta:name="Info 4"/>
  </office:meta>
</office:document-meta>
</file>